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820000013FFCD501BE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Signature" style:family="table">
      <style:table-properties style:width="16.999cm" table:align="margins" fo:keep-with-next="always" style:may-break-between-rows="false"/>
    </style:style>
    <style:style style:name="tabSignature.A" style:family="table-column">
      <style:table-column-properties style:column-width="10.366cm" style:rel-column-width="39965*"/>
    </style:style>
    <style:style style:name="tabSignature.B" style:family="table-column">
      <style:table-column-properties style:column-width="6.632cm" style:rel-column-width="25570*"/>
    </style:style>
    <style:style style:name="tabSignature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Standard" style:master-page-name="">
      <style:paragraph-properties fo:keep-together="always" style:page-number="auto" fo:keep-with-next="always">
        <style:tab-stops>
          <style:tab-stop style:position="9.393cm"/>
        </style:tab-stops>
      </style:paragraph-properties>
      <style:text-properties style:font-name="Arial" fo:font-size="2pt" style:font-size-asian="2pt" style:font-size-complex="2pt"/>
    </style:style>
    <style:style style:name="P2" style:family="paragraph" style:parent-style-name="Standard" style:master-page-name="">
      <style:paragraph-properties fo:keep-together="always" style:page-number="auto" fo:keep-with-next="always">
        <style:tab-stops>
          <style:tab-stop style:position="9.393cm"/>
        </style:tab-stops>
      </style:paragraph-properties>
      <style:text-properties style:font-name="Arial" fo:font-size="2pt" fo:font-style="normal" style:font-size-asian="2pt" style:font-style-asian="normal" style:font-size-complex="2pt" style:font-style-complex="normal"/>
    </style:style>
    <style:style style:name="P3" style:family="paragraph" style:parent-style-name="Standard">
      <style:paragraph-properties fo:text-align="start" style:justify-single-word="false" fo:keep-together="always" fo:keep-with-next="always">
        <style:tab-stops>
          <style:tab-stop style:position="11.931cm" style:type="center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Table_20_Contents">
      <style:paragraph-properties fo:keep-together="always" fo:keep-with-next="always"/>
      <style:text-properties style:font-name="Arial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Signature" table:style-name="tabSignature">
        <table:table-column table:style-name="tabSignature.A"/>
        <table:table-column table:style-name="tabSignature.B"/>
        <table:table-row>
          <table:table-cell table:style-name="tabSignature.A1" office:value-type="string">
            <text:p text:style-name="P4"/>
          </table:table-cell>
          <table:table-cell table:style-name="tabSignature.A1" office:value-type="string">
            <text:p text:style-name="P3">%=SIGNATURE_NOM_SERVICE=%</text:p>
          </table:table-cell>
        </table:table-row>
        <table:table-row>
          <table:table-cell table:style-name="tabSignature.A1" office:value-type="string">
            <text:p text:style-name="P4"/>
          </table:table-cell>
          <table:table-cell table:style-name="tabSignature.A1" office:value-type="string">
            <text:p text:style-name="P3">%=SIGNATAIRE=%</text:p>
            <text:p text:style-name="P3"><draw:frame draw:style-name="fr1" draw:name="images1" text:anchor-type="paragraph" svg:x="0.612cm" svg:y="0.22cm" svg:width="2.455cm" svg:height="1.302cm" draw:z-index="0"><draw:image xlink:href="Pictures/10000000000001820000013FFCD501BE.jpg" xlink:type="simple" xlink:show="embed" xlink:actuate="onLoad"/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9-16T15:53:41.75</dc:date>
    <meta:editing-cycles>44</meta:editing-cycles>
    <meta:editing-duration>PT50M59S</meta:editing-duration>
    <meta:document-statistic meta:table-count="1" meta:image-count="1" meta:object-count="0" meta:page-count="1" meta:paragraph-count="2" meta:word-count="2" meta:character-count="39"/>
    <meta:user-defined meta:name="Info 1"/>
    <meta:user-defined meta:name="Info 2"/>
    <meta:user-defined meta:name="Info 3"/>
    <meta:user-defined meta:name="Info 4"/>
  </office:meta>
</office:document-meta>
</file>